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 style:data-style-name="N4"/>
    <style:style style:name="ce6" style:family="table-cell" style:parent-style-name="Default" style:data-style-name="N113"/>
    <style:style style:name="ce7" style:family="table-cell" style:parent-style-name="Defaul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14">
            <text:p>14</text:p>
          </table:table-cell>
          <table:table-cell table:formula="of:=[.C3]-[.C4]" office:value-type="float" office:value="6.75">
            <text:p>6.75</text:p>
          </table:table-cell>
          <table:table-cell/>
        </table:table-row>
        <table:table-row table:style-name="ro1">
          <table:table-cell/>
          <table:table-cell office:value-type="string">
            <text:p>Dz1</text:p>
          </table:table-cell>
          <table:table-cell office:value-type="float" office:value="7.25">
            <text:p>7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100000">
            <text:p>100000</text:p>
          </table:table-cell>
          <table:table-cell/>
          <table:table-cell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 mA</text:p>
          </table:table-cell>
          <table:table-cell table:style-name="ce3" table:formula="of:= ([.C$3] / ( [.$C$5] + [.C$12] ))*1000" office:value-type="float" office:value="0.11">
            <text:p>.110</text:p>
          </table:table-cell>
          <table:table-cell table:style-name="ce6" table:formula="of:= ([.D$3] / ( [.$C$5] + [.D$12] ))*1000" office:value-type="float" office:value="0.0375">
            <text:p>0.03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Vout 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2</text:p>
          </table:table-cell>
          <table:table-cell table:style-name="ce4" table:formula="of:=([.C10]*[.$C$5])/([.C3]-[.C10])" office:value-type="float" office:value="27272.7272727273">
            <text:p>27272.73</text:p>
          </table:table-cell>
          <table:table-cell table:style-name="ce4" table:formula="of:=([.D10]*[.$C$5])/([.D3]-[.D10])" office:value-type="float" office:value="80000">
            <text:p>80000.00</text:p>
          </table:table-cell>
          <table:table-cell table:style-name="ce7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Verification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out</text:p>
          </table:table-cell>
          <table:table-cell table:formula="of:=( [.C$3] * [.C$12] ) / ( [.C$5] + [.C$12] )" office:value-type="float" office:value="3">
            <text:p>3</text:p>
          </table:table-cell>
          <table:table-cell table:formula="of:=( [.D$3] * [.D$12] ) / ( [.D$5] + [.D$12] )" office:value-type="float" office:value="6.75">
            <text:p>6.7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out</text:p>
          </table:table-cell>
          <table:table-cell table:style-name="ce5" table:formula="of:=[.C3]*([.C12]/([.$C$5]+[.C12]))" office:value-type="float" office:value="3">
            <text:p>3.00</text:p>
          </table:table-cell>
          <table:table-cell table:style-name="ce5" table:formula="of:=[.D3]*([.D12]/([.$C$5]+[.D12]))" office:value-type="float" office:value="3">
            <text:p>3.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3" number:min-integer-digits="0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/05/2018</text:date>, <text:time>11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7T20:56:20.84</meta:creation-date>
    <dc:date>2018-05-21T11:44:33.28</dc:date>
    <dc:creator>Steve Mayze</dc:creator>
    <meta:editing-duration>PT2H59M21S</meta:editing-duration>
    <meta:editing-cycles>6</meta:editing-cycles>
    <meta:generator>OpenOffice/4.1.3$Win32 OpenOffice.org_project/413m1$Build-9783</meta:generator>
    <meta:document-statistic meta:table-count="3" meta:cell-count="26" meta:object-count="0"/>
  </office:meta>
</office:document-meta>
</file>